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1.796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1.187cm"/>
    </style:style>
    <style:style style:name="co8" style:family="table-column">
      <style:table-column-properties fo:break-before="auto" style:column-width="1.314cm"/>
    </style:style>
    <style:style style:name="co9" style:family="table-column">
      <style:table-column-properties fo:break-before="auto" style:column-width="0.979cm"/>
    </style:style>
    <style:style style:name="co10" style:family="table-column">
      <style:table-column-properties fo:break-before="auto" style:column-width="1.774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2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63cm" fo:break-before="auto" style:use-optimal-row-height="true"/>
    </style:style>
    <style:style style:name="ta1" style:family="table" style:master-page-name="PageStyle_5f__20_Resultado_20_Calibração_20_Res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1" style:family="table-cell" style:parent-style-name="Default" style:data-style-name="N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2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ext-properties fo:color="#ff0000" style:text-outline="false" style:text-line-through-style="none" style:font-name="Arial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9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0" style:family="table-cell" style:parent-style-name="Default" style:data-style-name="N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2" style:family="table-cell" style:parent-style-name="Default" style:data-style-name="N151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4" style:family="table-cell" style:parent-style-name="Default" style:data-style-name="N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6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7" style:family="table-cell" style:parent-style-name="Default" style:data-style-name="N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8" style:family="table-cell" style:parent-style-name="Default" style:data-style-name="N151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1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3" style:family="table-cell" style:parent-style-name="Default" style:data-style-name="N15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4" style:family="table-cell" style:parent-style-name="Default" style:data-style-name="N15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5" style:family="table-cell" style:parent-style-name="Default" style:data-style-name="N15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9" style:family="table-cell" style:parent-style-name="Default" style:data-style-name="N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0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1" style:family="table-cell" style:parent-style-name="Default" style:data-style-name="N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4" style:family="table-cell" style:parent-style-name="Default" style:data-style-name="N15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5" style:family="table-cell" style:parent-style-name="Default" style:data-style-name="N15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6" style:family="table-cell" style:parent-style-name="Default" style:data-style-name="N15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7" style:family="table-cell" style:parent-style-name="Default" style:data-style-name="N15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8" style:family="table-cell" style:parent-style-name="Default" style:data-style-name="N15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9" style:family="table-cell" style:parent-style-name="Default" style:data-style-name="N15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0" style:family="table-cell" style:parent-style-name="Default" style:data-style-name="N1"/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2" style:family="table-cell" style:parent-style-name="Default" style:data-style-name="N151"/>
    <style:style style:name="T1" style:family="text">
      <style:text-properties style:use-window-font-color="true" style:text-outline="false" style:text-line-through-styl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T3" style:family="text">
      <style:text-properties fo:color="#ff6600" style:text-outline="false" style:text-line-through-styl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 Resultado Calibração Res.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2" table:default-cell-style-name="ce28"/>
        <table:table-column table:style-name="co2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1001" table:default-cell-style-name="Default"/>
        <table:table-row table:style-name="ro1">
          <table:table-cell table:style-name="ce1" office:value-type="string" table:number-columns-spanned="23" table:number-rows-spanned="1">
            <text:p><text:s/>CALIBRAÇÃO:<text:span text:style-name="T1"> </text:span><text:span text:style-name="T2"><text:s/></text:span><text:span text:style-name="T1">Hidrômetros A PEDIDO DE CLIENTE </text:span><text:span text:style-name="T3"><text:s/></text:span><text:span text:style-name="T2">Classe "B" JANEIRO A DEZEMBRO 2016</text:span></text:p>
          </table:table-cell>
          <table:covered-table-cell table:number-columns-repeated="22" table:style-name="ce1"/>
          <table:table-cell table:number-columns-repeated="1001"/>
        </table:table-row>
        <table:table-row table:style-name="ro2">
          <table:table-cell table:style-name="ce2" table:number-columns-spanned="21" table:number-rows-spanned="1"/>
          <table:covered-table-cell table:number-columns-repeated="20" table:style-name="ce2"/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2" table:number-columns-repeated="4"/>
          <table:table-cell table:style-name="ce36" table:number-columns-repeated="2"/>
          <table:table-cell table:style-name="ce45" office:value-type="string" table:number-columns-spanned="3" table:number-rows-spanned="1">
            <text:p>QUANTIDADE:</text:p>
          </table:table-cell>
          <table:covered-table-cell table:number-columns-repeated="2" table:style-name="ce45"/>
          <table:table-cell table:style-name="ce56" table:formula="of:=[.D14]" office:value-type="float" office:value="4504">
            <text:p>4504</text:p>
          </table:table-cell>
          <table:table-cell table:style-name="ce36"/>
          <table:table-cell table:style-name="ce62" table:number-columns-spanned="2" table:number-rows-spanned="1"/>
          <table:covered-table-cell table:style-name="ce62"/>
          <table:table-cell table:style-name="ce68" table:number-columns-spanned="6" table:number-rows-spanned="1"/>
          <table:covered-table-cell table:number-columns-repeated="5" table:style-name="ce68"/>
          <table:table-cell table:style-name="ce2" table:number-columns-repeated="4"/>
          <table:table-cell table:number-columns-repeated="1001"/>
        </table:table-row>
        <table:table-row table:style-name="ro2">
          <table:table-cell table:style-name="ce3" table:number-columns-repeated="23"/>
          <table:table-cell table:number-columns-repeated="1001"/>
        </table:table-row>
        <table:table-row table:style-name="ro4">
          <table:table-cell table:style-name="ce4" office:value-type="string" table:number-columns-spanned="3" table:number-rows-spanned="4">
            <text:p>FABRICANTE</text:p>
          </table:table-cell>
          <table:covered-table-cell table:style-name="ce12"/>
          <table:covered-table-cell table:style-name="ce19"/>
          <table:table-cell table:style-name="ce4" office:value-type="string" table:number-columns-spanned="10" table:number-rows-spanned="2">
            <text:p>RESULTADOS DOS ENSAIOS</text:p>
          </table:table-cell>
          <table:covered-table-cell table:number-columns-repeated="8" table:style-name="ce12"/>
          <table:covered-table-cell table:style-name="ce19"/>
          <table:table-cell table:style-name="ce69" office:value-type="string" table:number-columns-spanned="10" table:number-rows-spanned="1">
            <text:p>DETALHAMENTO DOS HIDRÔMETROS <text:span text:style-name="T4">NÃO CONFORME</text:span></text:p>
          </table:table-cell>
          <table:covered-table-cell table:number-columns-repeated="9" table:style-name="ce73"/>
          <table:table-cell table:number-columns-repeated="1001"/>
        </table:table-row>
        <table:table-row table:style-name="ro4">
          <table:covered-table-cell table:style-name="ce5"/>
          <table:covered-table-cell table:style-name="ce13"/>
          <table:covered-table-cell table:style-name="ce20"/>
          <table:covered-table-cell table:style-name="ce6"/>
          <table:covered-table-cell table:number-columns-repeated="8" table:style-name="ce14"/>
          <table:covered-table-cell table:style-name="ce21"/>
          <table:table-cell table:style-name="ce70" office:value-type="string" table:number-columns-spanned="10" table:number-rows-spanned="1">
            <text:p>( Erros fora dos Valores Admissíveis )</text:p>
          </table:table-cell>
          <table:covered-table-cell table:number-columns-repeated="9" table:style-name="ce74"/>
          <table:table-cell table:number-columns-repeated="1001"/>
        </table:table-row>
        <table:table-row table:style-name="ro4">
          <table:covered-table-cell table:style-name="ce5"/>
          <table:covered-table-cell table:style-name="ce13"/>
          <table:covered-table-cell table:style-name="ce20"/>
          <table:table-cell table:style-name="ce26" office:value-type="string" table:number-columns-spanned="2" table:number-rows-spanned="2">
            <text:p>VERIFICADOS</text:p>
          </table:table-cell>
          <table:covered-table-cell table:style-name="ce37"/>
          <table:table-cell table:style-name="ce41" office:value-type="string" table:number-columns-spanned="4" table:number-rows-spanned="1">
            <text:p>CONFORME</text:p>
          </table:table-cell>
          <table:covered-table-cell table:number-columns-repeated="3" table:style-name="ce41"/>
          <table:table-cell table:style-name="ce57" office:value-type="string" table:number-columns-spanned="4" table:number-rows-spanned="1">
            <text:p>NÃO CONFORME</text:p>
          </table:table-cell>
          <table:covered-table-cell table:number-columns-repeated="3" table:style-name="ce57"/>
          <table:table-cell table:style-name="ce26" office:value-type="string" table:number-columns-spanned="2" table:number-rows-spanned="2">
            <text:p>QUANTIDADE</text:p>
          </table:table-cell>
          <table:covered-table-cell table:style-name="ce37"/>
          <table:table-cell table:style-name="ce75" office:value-type="string" table:number-columns-spanned="4" table:number-rows-spanned="1">
            <text:p>ERROS ( - )<text:span text:style-name="T5"> </text:span></text:p>
          </table:table-cell>
          <table:covered-table-cell table:number-columns-repeated="3" table:style-name="ce75"/>
          <table:table-cell table:style-name="ce81" office:value-type="string" table:number-columns-spanned="4" table:number-rows-spanned="1">
            <text:p>ERROS ( + )</text:p>
          </table:table-cell>
          <table:covered-table-cell table:number-columns-repeated="3" table:style-name="ce75"/>
          <table:table-cell table:number-columns-repeated="1001"/>
        </table:table-row>
        <table:table-row table:style-name="ro4">
          <table:covered-table-cell table:style-name="ce6"/>
          <table:covered-table-cell table:style-name="ce14"/>
          <table:covered-table-cell table:style-name="ce21"/>
          <table:covered-table-cell table:style-name="ce27"/>
          <table:covered-table-cell table:style-name="ce38"/>
          <table:table-cell table:style-name="ce42" office:value-type="string" table:number-columns-spanned="2" table:number-rows-spanned="1">
            <text:p>QUANTIDADE</text:p>
          </table:table-cell>
          <table:covered-table-cell table:style-name="ce42"/>
          <table:table-cell table:style-name="ce48" office:value-type="string" table:number-columns-spanned="2" table:number-rows-spanned="1">
            <text:p>%</text:p>
          </table:table-cell>
          <table:covered-table-cell table:style-name="ce48"/>
          <table:table-cell table:style-name="ce42" office:value-type="string" table:number-columns-spanned="2" table:number-rows-spanned="1">
            <text:p>QUANTIDADE</text:p>
          </table:table-cell>
          <table:covered-table-cell table:style-name="ce42"/>
          <table:table-cell table:style-name="ce48" office:value-type="string" table:number-columns-spanned="2" table:number-rows-spanned="1">
            <text:p>%</text:p>
          </table:table-cell>
          <table:covered-table-cell table:style-name="ce48"/>
          <table:covered-table-cell table:style-name="ce27"/>
          <table:covered-table-cell table:style-name="ce38"/>
          <table:table-cell table:style-name="ce42" office:value-type="string" table:number-columns-spanned="2" table:number-rows-spanned="1">
            <text:p>QUANTIDADE</text:p>
          </table:table-cell>
          <table:covered-table-cell table:style-name="ce42"/>
          <table:table-cell table:style-name="ce48" office:value-type="string" table:number-columns-spanned="2" table:number-rows-spanned="1">
            <text:p>%</text:p>
          </table:table-cell>
          <table:covered-table-cell table:style-name="ce48"/>
          <table:table-cell table:style-name="ce42" office:value-type="string" table:number-columns-spanned="2" table:number-rows-spanned="1">
            <text:p>QUANTIDADE</text:p>
          </table:table-cell>
          <table:covered-table-cell table:style-name="ce42"/>
          <table:table-cell table:style-name="ce48" office:value-type="string" table:number-columns-spanned="2" table:number-rows-spanned="1">
            <text:p>%</text:p>
          </table:table-cell>
          <table:covered-table-cell table:style-name="ce48"/>
          <table:table-cell table:number-columns-repeated="1001"/>
        </table:table-row>
        <table:table-row table:style-name="ro4">
          <table:table-cell table:style-name="ce7" office:value-type="string" table:number-columns-spanned="3" table:number-rows-spanned="1">
            <text:p>ITRON</text:p>
          </table:table-cell>
          <table:covered-table-cell table:number-columns-repeated="2" table:style-name="ce7"/>
          <table:table-cell office:value-type="float" office:value="856" table:number-columns-spanned="2" table:number-rows-spanned="1">
            <text:p>856</text:p>
          </table:table-cell>
          <table:covered-table-cell/>
          <table:table-cell office:value-type="float" office:value="430" table:number-columns-spanned="2" table:number-rows-spanned="1">
            <text:p>430</text:p>
          </table:table-cell>
          <table:covered-table-cell table:style-name="ce28"/>
          <table:table-cell table:style-name="ce49" table:formula="of:=([.F9]/[.D9])*100" office:value-type="float" office:value="50.2336448598131" table:number-columns-spanned="2" table:number-rows-spanned="1">
            <text:p>50,23</text:p>
          </table:table-cell>
          <table:covered-table-cell table:style-name="ce49"/>
          <table:table-cell table:style-name="ce28" office:value-type="float" office:value="425" table:number-columns-spanned="2" table:number-rows-spanned="1">
            <text:p>425</text:p>
          </table:table-cell>
          <table:covered-table-cell table:style-name="ce28"/>
          <table:table-cell table:style-name="ce49" table:formula="of:=([.J9]/[.D9])*100" office:value-type="float" office:value="49.6495327102804" table:number-columns-spanned="2" table:number-rows-spanned="1">
            <text:p>49,65</text:p>
          </table:table-cell>
          <table:covered-table-cell table:style-name="ce49"/>
          <table:table-cell table:style-name="ce71" table:formula="of:=[.J9]" office:value-type="float" office:value="425" table:number-columns-spanned="2" table:number-rows-spanned="1">
            <text:p>425</text:p>
          </table:table-cell>
          <table:covered-table-cell table:style-name="ce71"/>
          <table:table-cell table:style-name="ce28" office:value-type="float" office:value="414" table:number-columns-spanned="2" table:number-rows-spanned="1">
            <text:p>414</text:p>
          </table:table-cell>
          <table:covered-table-cell table:style-name="ce28"/>
          <table:table-cell table:style-name="ce49" table:formula="of:=([.P9]/[.N9])*100" office:value-type="float" office:value="97.4117647058823" table:number-columns-spanned="2" table:number-rows-spanned="1">
            <text:p>97,41</text:p>
          </table:table-cell>
          <table:covered-table-cell table:style-name="ce49"/>
          <table:table-cell table:style-name="ce28" office:value-type="float" office:value="13" table:number-columns-spanned="2" table:number-rows-spanned="1">
            <text:p>13</text:p>
          </table:table-cell>
          <table:covered-table-cell table:style-name="ce28"/>
          <table:table-cell table:style-name="ce49" table:formula="of:=([.T9]/[.N9])*100" office:value-type="float" office:value="3.05882352941176" table:number-columns-spanned="2" table:number-rows-spanned="1">
            <text:p>3,06</text:p>
          </table:table-cell>
          <table:covered-table-cell table:style-name="ce49"/>
          <table:table-cell table:number-columns-repeated="997"/>
          <table:table-cell/>
          <table:table-cell table:number-columns-repeated="3"/>
        </table:table-row>
        <table:table-row table:style-name="ro4">
          <table:table-cell table:style-name="ce7" office:value-type="string" table:number-columns-spanned="3" table:number-rows-spanned="1">
            <text:p>FAE</text:p>
          </table:table-cell>
          <table:covered-table-cell table:style-name="ce15"/>
          <table:covered-table-cell table:style-name="ce22"/>
          <table:table-cell table:style-name="ce29" office:value-type="float" office:value="3224" table:number-columns-spanned="2" table:number-rows-spanned="1">
            <text:p>3224</text:p>
          </table:table-cell>
          <table:covered-table-cell table:style-name="ce29"/>
          <table:table-cell table:style-name="ce29" office:value-type="float" office:value="1225" table:number-columns-spanned="2" table:number-rows-spanned="1">
            <text:p>1225</text:p>
          </table:table-cell>
          <table:covered-table-cell table:style-name="ce29"/>
          <table:table-cell table:style-name="ce50" table:formula="of:=([.F10]/[.D10])*100" office:value-type="float" office:value="37.9962779156328" table:number-columns-spanned="2" table:number-rows-spanned="1">
            <text:p>38,00</text:p>
          </table:table-cell>
          <table:covered-table-cell table:style-name="ce50"/>
          <table:table-cell table:style-name="ce29" office:value-type="float" office:value="1999" table:number-columns-spanned="2" table:number-rows-spanned="1">
            <text:p>1999</text:p>
          </table:table-cell>
          <table:covered-table-cell table:style-name="ce29"/>
          <table:table-cell table:style-name="ce50" table:formula="of:=([.J10]/[.D10])*100" office:value-type="float" office:value="62.0037220843672" table:number-columns-spanned="2" table:number-rows-spanned="1">
            <text:p>62,00</text:p>
          </table:table-cell>
          <table:covered-table-cell table:style-name="ce50"/>
          <table:table-cell table:style-name="ce72" table:formula="of:=[.J10]" office:value-type="float" office:value="1999" table:number-columns-spanned="2" table:number-rows-spanned="1">
            <text:p>1999</text:p>
          </table:table-cell>
          <table:covered-table-cell table:style-name="ce71"/>
          <table:table-cell table:style-name="ce29" office:value-type="float" office:value="1953" table:number-columns-spanned="2" table:number-rows-spanned="1">
            <text:p>1953</text:p>
          </table:table-cell>
          <table:covered-table-cell table:style-name="ce29"/>
          <table:table-cell table:style-name="ce50" table:formula="of:=([.P10]/[.N10])*100" office:value-type="float" office:value="97.6988494247123" table:number-columns-spanned="2" table:number-rows-spanned="1">
            <text:p>97,70</text:p>
          </table:table-cell>
          <table:covered-table-cell table:style-name="ce50"/>
          <table:table-cell table:style-name="ce29" office:value-type="float" office:value="44" table:number-columns-spanned="2" table:number-rows-spanned="1">
            <text:p>44</text:p>
          </table:table-cell>
          <table:covered-table-cell table:style-name="ce29"/>
          <table:table-cell table:style-name="ce50" table:formula="of:=([.T10]/[.N10])*100" office:value-type="float" office:value="2.20110055027514" table:number-columns-spanned="2" table:number-rows-spanned="1">
            <text:p>2,20</text:p>
          </table:table-cell>
          <table:covered-table-cell table:style-name="ce50"/>
          <table:table-cell table:number-columns-repeated="997"/>
          <table:table-cell/>
          <table:table-cell table:number-columns-repeated="3"/>
        </table:table-row>
        <table:table-row table:style-name="ro4">
          <table:table-cell table:style-name="ce7" office:value-type="string" table:number-columns-spanned="3" table:number-rows-spanned="1">
            <text:p>LAO</text:p>
          </table:table-cell>
          <table:covered-table-cell table:style-name="ce15"/>
          <table:covered-table-cell table:style-name="ce22"/>
          <table:table-cell office:value-type="float" office:value="292" table:number-columns-spanned="2" table:number-rows-spanned="1">
            <text:p>292</text:p>
          </table:table-cell>
          <table:covered-table-cell/>
          <table:table-cell office:value-type="float" office:value="194" table:number-columns-spanned="2" table:number-rows-spanned="1">
            <text:p>194</text:p>
          </table:table-cell>
          <table:covered-table-cell table:style-name="ce28"/>
          <table:table-cell table:style-name="ce49" table:formula="of:=([.F11]/[.D11])*100" office:value-type="float" office:value="66.4383561643836" table:number-columns-spanned="2" table:number-rows-spanned="1">
            <text:p>66,44</text:p>
          </table:table-cell>
          <table:covered-table-cell table:style-name="ce49"/>
          <table:table-cell table:style-name="ce28" office:value-type="float" office:value="97" table:number-columns-spanned="2" table:number-rows-spanned="1">
            <text:p>97</text:p>
          </table:table-cell>
          <table:covered-table-cell table:style-name="ce28"/>
          <table:table-cell table:style-name="ce49" table:formula="of:=([.J11]/[.D11])*100" office:value-type="float" office:value="33.2191780821918" table:number-columns-spanned="2" table:number-rows-spanned="1">
            <text:p>33,22</text:p>
          </table:table-cell>
          <table:covered-table-cell table:style-name="ce49"/>
          <table:table-cell table:style-name="ce71" table:formula="of:=[.J11]" office:value-type="float" office:value="97" table:number-columns-spanned="2" table:number-rows-spanned="1">
            <text:p>97</text:p>
          </table:table-cell>
          <table:covered-table-cell table:style-name="ce71"/>
          <table:table-cell table:style-name="ce28" office:value-type="float" office:value="81" table:number-columns-spanned="2" table:number-rows-spanned="1">
            <text:p>81</text:p>
          </table:table-cell>
          <table:covered-table-cell table:style-name="ce28"/>
          <table:table-cell table:style-name="ce49" table:formula="of:=([.P11]/[.N11])*100" office:value-type="float" office:value="83.5051546391753" table:number-columns-spanned="2" table:number-rows-spanned="1">
            <text:p>83,51</text:p>
          </table:table-cell>
          <table:covered-table-cell table:style-name="ce49"/>
          <table:table-cell table:style-name="ce28" office:value-type="float" office:value="17" table:number-columns-spanned="2" table:number-rows-spanned="1">
            <text:p>17</text:p>
          </table:table-cell>
          <table:covered-table-cell table:style-name="ce28"/>
          <table:table-cell table:style-name="ce49" table:formula="of:=([.T11]/[.N11])*100" office:value-type="float" office:value="17.5257731958763" table:number-columns-spanned="2" table:number-rows-spanned="1">
            <text:p>17,53</text:p>
          </table:table-cell>
          <table:covered-table-cell table:style-name="ce49"/>
          <table:table-cell table:number-columns-repeated="997"/>
          <table:table-cell/>
          <table:table-cell table:number-columns-repeated="3"/>
        </table:table-row>
        <table:table-row table:style-name="ro4">
          <table:table-cell table:style-name="ce7" office:value-type="string" table:number-columns-spanned="3" table:number-rows-spanned="1">
            <text:p>ARAD</text:p>
          </table:table-cell>
          <table:covered-table-cell table:style-name="ce15"/>
          <table:covered-table-cell table:style-name="ce22"/>
          <table:table-cell office:value-type="float" office:value="15" table:number-columns-spanned="2" table:number-rows-spanned="1">
            <text:p>15</text:p>
          </table:table-cell>
          <table:covered-table-cell/>
          <table:table-cell office:value-type="float" office:value="8" table:number-columns-spanned="2" table:number-rows-spanned="1">
            <text:p>8</text:p>
          </table:table-cell>
          <table:covered-table-cell table:style-name="ce28"/>
          <table:table-cell table:style-name="ce51" office:value-type="float" office:value="0" table:number-columns-spanned="2" table:number-rows-spanned="1">
            <text:p>0,0</text:p>
          </table:table-cell>
          <table:covered-table-cell table:style-name="ce51"/>
          <table:table-cell table:style-name="ce28" office:value-type="float" office:value="7" table:number-columns-spanned="2" table:number-rows-spanned="1">
            <text:p>7</text:p>
          </table:table-cell>
          <table:covered-table-cell table:style-name="ce28"/>
          <table:table-cell table:style-name="ce49" table:formula="of:=([.J12]/[.D12])*100" office:value-type="float" office:value="46.6666666666667" table:number-columns-spanned="2" table:number-rows-spanned="1">
            <text:p>46,67</text:p>
          </table:table-cell>
          <table:covered-table-cell table:style-name="ce49"/>
          <table:table-cell table:style-name="ce71" table:formula="of:=[.J12]" office:value-type="float" office:value="7" table:number-columns-spanned="2" table:number-rows-spanned="1">
            <text:p>7</text:p>
          </table:table-cell>
          <table:covered-table-cell table:style-name="ce71"/>
          <table:table-cell table:style-name="ce28" office:value-type="float" office:value="7" table:number-columns-spanned="2" table:number-rows-spanned="1">
            <text:p>7</text:p>
          </table:table-cell>
          <table:covered-table-cell table:style-name="ce28"/>
          <table:table-cell table:style-name="ce49" table:formula="of:=([.P12]/[.N12])*100" office:value-type="float" office:value="100" table:number-columns-spanned="2" table:number-rows-spanned="1">
            <text:p>100,00</text:p>
          </table:table-cell>
          <table:covered-table-cell table:style-name="ce49"/>
          <table:table-cell table:style-name="ce28" table:number-columns-spanned="2" table:number-rows-spanned="1"/>
          <table:covered-table-cell table:style-name="ce28"/>
          <table:table-cell table:style-name="ce49" table:formula="of:=([.T12]/[.N12])*100" office:value-type="float" office:value="0" table:number-columns-spanned="2" table:number-rows-spanned="1">
            <text:p>0,00</text:p>
          </table:table-cell>
          <table:covered-table-cell table:style-name="ce49"/>
          <table:table-cell table:number-columns-repeated="997"/>
          <table:table-cell/>
          <table:table-cell table:number-columns-repeated="3"/>
        </table:table-row>
        <table:table-row table:style-name="ro4">
          <table:table-cell table:style-name="ce7" office:value-type="string" table:number-columns-spanned="3" table:number-rows-spanned="1">
            <text:p>ELSTER</text:p>
          </table:table-cell>
          <table:covered-table-cell table:style-name="ce15"/>
          <table:covered-table-cell table:style-name="ce22"/>
          <table:table-cell office:value-type="float" office:value="117" table:number-columns-spanned="2" table:number-rows-spanned="1">
            <text:p>117</text:p>
          </table:table-cell>
          <table:covered-table-cell/>
          <table:table-cell office:value-type="float" office:value="84" table:number-columns-spanned="2" table:number-rows-spanned="1">
            <text:p>84</text:p>
          </table:table-cell>
          <table:covered-table-cell table:style-name="ce28"/>
          <table:table-cell table:style-name="ce51" table:formula="of:=([.F13]/[.D13])*100" office:value-type="float" office:value="71.7948717948718" table:number-columns-spanned="2" table:number-rows-spanned="1">
            <text:p>71,8</text:p>
          </table:table-cell>
          <table:covered-table-cell table:style-name="ce51"/>
          <table:table-cell table:style-name="ce28" office:value-type="float" office:value="33" table:number-columns-spanned="2" table:number-rows-spanned="1">
            <text:p>33</text:p>
          </table:table-cell>
          <table:covered-table-cell table:style-name="ce28"/>
          <table:table-cell table:style-name="ce49" table:formula="of:=([.J13]/[.D13])*100" office:value-type="float" office:value="28.2051282051282" table:number-columns-spanned="2" table:number-rows-spanned="1">
            <text:p>28,21</text:p>
          </table:table-cell>
          <table:covered-table-cell table:style-name="ce49"/>
          <table:table-cell table:style-name="ce71" table:formula="of:=[.J13]" office:value-type="float" office:value="33" table:number-columns-spanned="2" table:number-rows-spanned="1">
            <text:p>33</text:p>
          </table:table-cell>
          <table:covered-table-cell table:style-name="ce71"/>
          <table:table-cell table:style-name="ce28" office:value-type="float" office:value="30" table:number-columns-spanned="2" table:number-rows-spanned="1">
            <text:p>30</text:p>
          </table:table-cell>
          <table:covered-table-cell table:style-name="ce28"/>
          <table:table-cell table:style-name="ce49" table:formula="of:=([.P13]/[.N13])*100" office:value-type="float" office:value="90.9090909090909" table:number-columns-spanned="2" table:number-rows-spanned="1">
            <text:p>90,91</text:p>
          </table:table-cell>
          <table:covered-table-cell table:style-name="ce4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8"/>
          <table:table-cell table:style-name="ce49" table:formula="of:=([.T13]/[.N13])*100" office:value-type="float" office:value="6.06060606060606" table:number-columns-spanned="2" table:number-rows-spanned="1">
            <text:p>6,06</text:p>
          </table:table-cell>
          <table:covered-table-cell table:style-name="ce49"/>
          <table:table-cell table:number-columns-repeated="997"/>
          <table:table-cell/>
          <table:table-cell table:number-columns-repeated="3"/>
        </table:table-row>
        <table:table-row table:style-name="ro2">
          <table:table-cell table:style-name="ce8" office:value-type="string" table:number-columns-spanned="3" table:number-rows-spanned="2">
            <text:p>TOTAL</text:p>
          </table:table-cell>
          <table:covered-table-cell table:style-name="ce16"/>
          <table:covered-table-cell table:style-name="ce23"/>
          <table:table-cell table:style-name="ce30" table:formula="of:=SUM([.D9:.E13])" office:value-type="float" office:value="4504" table:number-columns-spanned="2" table:number-rows-spanned="2">
            <text:p>4504</text:p>
          </table:table-cell>
          <table:covered-table-cell table:style-name="ce39"/>
          <table:table-cell table:style-name="ce43" table:formula="of:=SUM([.F9:.G13])" office:value-type="float" office:value="1941" table:number-columns-spanned="2" table:number-rows-spanned="2">
            <text:p>1941</text:p>
          </table:table-cell>
          <table:covered-table-cell table:style-name="ce46"/>
          <table:table-cell table:style-name="ce52" table:formula="of:=([.F14]/[.D14])*100" office:value-type="float" office:value="43.095026642984" table:number-columns-spanned="2" table:number-rows-spanned="2">
            <text:p>43,10</text:p>
          </table:table-cell>
          <table:covered-table-cell table:style-name="ce54"/>
          <table:table-cell table:style-name="ce58" table:formula="of:=SUM([.J9:.K13])" office:value-type="float" office:value="2561" table:number-columns-spanned="2" table:number-rows-spanned="2">
            <text:p>2561</text:p>
          </table:table-cell>
          <table:covered-table-cell table:style-name="ce60"/>
          <table:table-cell table:style-name="ce63" table:formula="of:=([.J14]/[.D14])*100" office:value-type="float" office:value="56.860568383659" table:number-columns-spanned="2" table:number-rows-spanned="2">
            <text:p>56,86</text:p>
          </table:table-cell>
          <table:covered-table-cell table:style-name="ce65"/>
          <table:table-cell table:style-name="ce30" table:formula="of:=SUM([.N9:.O13])" office:value-type="float" office:value="2561" table:number-columns-spanned="2" table:number-rows-spanned="2">
            <text:p>2561</text:p>
          </table:table-cell>
          <table:covered-table-cell table:style-name="ce39"/>
          <table:table-cell table:style-name="ce58" table:formula="of:=SUM([.P9:.Q13])" office:value-type="float" office:value="2485" table:number-columns-spanned="2" table:number-rows-spanned="2">
            <text:p>2485</text:p>
          </table:table-cell>
          <table:covered-table-cell table:style-name="ce60"/>
          <table:table-cell table:style-name="ce76" table:formula="of:=([.P14]/[.N14])*100" office:value-type="float" office:value="97.0324092151503" table:number-columns-spanned="2" table:number-rows-spanned="2">
            <text:p>97,03</text:p>
          </table:table-cell>
          <table:covered-table-cell table:style-name="ce78"/>
          <table:table-cell table:style-name="ce58" table:formula="of:=SUM([.T9:.U13])" office:value-type="float" office:value="76" table:number-columns-spanned="2" table:number-rows-spanned="2">
            <text:p>76</text:p>
          </table:table-cell>
          <table:covered-table-cell table:style-name="ce60"/>
          <table:table-cell table:style-name="ce76" table:formula="of:=([.T14]/[.N14])*100" office:value-type="float" office:value="2.96759078484967" table:number-columns-spanned="2" table:number-rows-spanned="2">
            <text:p>2,97</text:p>
          </table:table-cell>
          <table:covered-table-cell table:style-name="ce78"/>
          <table:table-cell table:number-columns-repeated="997"/>
          <table:table-cell/>
          <table:table-cell table:number-columns-repeated="3"/>
        </table:table-row>
        <table:table-row table:style-name="ro2">
          <table:covered-table-cell table:style-name="ce9"/>
          <table:covered-table-cell table:style-name="ce17"/>
          <table:covered-table-cell table:style-name="ce24"/>
          <table:covered-table-cell table:style-name="ce31"/>
          <table:covered-table-cell table:style-name="ce40"/>
          <table:covered-table-cell table:style-name="ce44"/>
          <table:covered-table-cell table:style-name="ce47"/>
          <table:covered-table-cell table:style-name="ce53"/>
          <table:covered-table-cell table:style-name="ce55"/>
          <table:covered-table-cell table:style-name="ce59"/>
          <table:covered-table-cell table:style-name="ce61"/>
          <table:covered-table-cell table:style-name="ce64"/>
          <table:covered-table-cell table:style-name="ce66"/>
          <table:covered-table-cell table:style-name="ce31"/>
          <table:covered-table-cell table:style-name="ce40"/>
          <table:covered-table-cell table:style-name="ce59"/>
          <table:covered-table-cell table:style-name="ce61"/>
          <table:covered-table-cell table:style-name="ce77"/>
          <table:covered-table-cell table:style-name="ce79"/>
          <table:covered-table-cell table:style-name="ce59"/>
          <table:covered-table-cell table:style-name="ce61"/>
          <table:covered-table-cell table:style-name="ce77"/>
          <table:covered-table-cell table:style-name="ce79"/>
          <table:table-cell table:number-columns-repeated="1001"/>
        </table:table-row>
        <table:table-row table:style-name="ro2">
          <table:table-cell table:style-name="ce10"/>
          <table:table-cell table:style-name="ce18" table:number-columns-repeated="22"/>
          <table:table-cell table:number-columns-repeated="1001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11" office:value-type="string" table:number-columns-spanned="2" table:number-rows-spanned="1">
            <text:p>LEGENDA:</text:p>
          </table:table-cell>
          <table:covered-table-cell table:style-name="ce11"/>
          <table:table-cell table:style-name="ce25"/>
          <table:table-cell table:style-name="ce32" office:value-type="string" table:number-columns-spanned="3" table:number-rows-spanned="1">
            <text:p>Qn = Vazão Nominal</text:p>
          </table:table-cell>
          <table:covered-table-cell table:number-columns-repeated="2" table:style-name="ce32"/>
          <table:table-cell table:style-name="ce25"/>
          <table:table-cell table:style-name="ce32" office:value-type="string" table:number-columns-spanned="5" table:number-rows-spanned="1">
            <text:p>Qt = Vazão de Transição</text:p>
          </table:table-cell>
          <table:covered-table-cell table:number-columns-repeated="4" table:style-name="ce32"/>
          <table:table-cell table:style-name="ce67"/>
          <table:table-cell table:style-name="ce32" office:value-type="string" table:number-columns-spanned="4" table:number-rows-spanned="1">
            <text:p>Qmin = Vazão Mínima</text:p>
          </table:table-cell>
          <table:covered-table-cell table:number-columns-repeated="3" table:style-name="ce32"/>
          <table:table-cell table:style-name="ce18"/>
          <table:table-cell table:number-columns-repeated="1006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3"/>
          <table:table-cell table:style-name="ce82"/>
          <table:table-cell table:number-columns-repeated="1004"/>
        </table:table-row>
        <table:table-row table:style-name="ro5">
          <table:table-cell table:number-columns-repeated="3"/>
          <table:table-cell table:style-name="ce33"/>
          <table:table-cell table:style-name="Default" table:number-columns-repeated="2"/>
          <table:table-cell table:number-columns-repeated="12"/>
          <table:table-cell table:style-name="ce80"/>
          <table:table-cell/>
          <table:table-cell table:style-name="ce82"/>
          <table:table-cell table:number-columns-repeated="1003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34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ce35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ce34" table:number-columns-repeated="4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-R$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-R$ </number:text>
      <number:number number:decimal-places="0" number:min-integer-digits="1" number:grouping="true"/>
      <style:map style:condition="value()&gt;=0" style:apply-style-name="N139P0"/>
    </number:number-style>
    <number:number-style style:name="N140">
      <number:text>R$ </number:text>
      <number:number number:decimal-places="2" number:min-integer-digits="1" number:grouping="true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-R$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-R$ 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-R$ 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-R$ 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integer-digits="1"/>
    </number:number-style>
    <number:date-style style:name="N152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54P0" style:volatile="true">
      <number:month number:textual="true"/>
      <number:text>-</number:text>
      <number:year/>
    </number:date-style>
    <number:text-style style:name="N154">
      <number:text-content/>
      <style:map style:condition="value()&gt;=0" style:apply-style-name="N154P0"/>
    </number:text-style>
    <number:date-style style:name="N155">
      <number:month number:textual="true"/>
      <number:text>/</number:text>
      <number:year number:style="long"/>
    </number:date-style>
    <number:number-style style:name="N156">
      <number:number number:decimal-places="3" number:min-integer-digits="1"/>
    </number:number-style>
    <number:date-style style:name="N158P0" style:volatile="true">
      <number:month number:style="long"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4" number:min-integer-digits="1"/>
    </number:number-style>
    <number:date-style style:name="N160P0" style:volatile="true">
      <number:day number:style="long"/>
      <number:text>/</number:text>
      <number:month number:style="long"/>
      <number:text>/</number:text>
      <number:year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1" number:min-integer-digits="1" number:grouping="true"/>
    </number:number-style>
    <number:number-style style:name="N162">
      <number:number number:decimal-places="3" number:min-integer-digits="1" number:grouping="true"/>
    </number:number-style>
    <number:number-style style:name="N163">
      <number:number number:decimal-places="5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0.318cm double #333333" style:border-line-width="0.106cm 0.106cm 0.106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0.318cm double #ff9900" style:border-line-width-bottom="0.106cm 0.106cm 0.106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035cm solid #c0c0c0"/>
    </style:style>
    <style:style style:name="Saí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_20_1" style:display-name="Título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0.318cm double #333399" style:border-line-width-bottom="0.106cm 0.106cm 0.106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0.801cm" fo:margin-left="1.499cm" fo:margin-right="1.499cm" style:first-page-number="continue" style:scale-to-X="1" style:scale-to-Y="1" style:table-centering="both" style:writing-mode="lr-tb"/>
      <style:header-style>
        <style:header-footer-properties fo:min-height="0.751cm" fo:margin-left="0.4cm" fo:margin-right="0.4cm" fo:margin-bottom="0cm"/>
      </style:header-style>
      <style:footer-style>
        <style:header-footer-properties fo:min-height="0.751cm" fo:margin-left="0.4cm" fo:margin-right="0.4cm" fo:margin-top="0.8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12/12/2017</text:date>, <text:time>13:55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_20_Resultado_20_Calibração_20_Res." style:display-name="PageStyle_ Resultado Calibração Res." style:page-layout-name="Mpm3">
      <style:header style:display="false"/>
      <style:header-left style:display="false"/>
      <style:footer>
        <text:p><text:span text:style-name="MT1">8</text:span></text:p>
      </style:footer>
      <style:footer-left style:display="false">
        <text:p><text:span text:style-name="MT1">8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12-12T13:28:07.37</meta:creation-date>
    <meta:generator>BrOffice/3.3$Win32 LibreOffice_project/330m19$Build-6</meta:generator>
    <meta:editing-duration>PT23M29S</meta:editing-duration>
    <meta:editing-cycles>14</meta:editing-cycles>
    <dc:date>2017-12-12T13:55:05.98</dc:date>
    <meta:print-date>2017-12-12T13:54:42.13</meta:print-date>
    <meta:document-statistic meta:table-count="1" meta:cell-count="97" meta:object-count="0"/>
  </office:meta>
</office:document-meta>
</file>